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4.5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>
            <text:p>TD</text:p>
          </table:table-cell>
          <table:table-cell office:value-type="float" office:value="1.04680195961">
            <text:p>1,0468019596</text:p>
          </table:table-cell>
          <table:table-cell office:value-type="float" office:value="1.58079423709">
            <text:p>1,5807942371</text:p>
          </table:table-cell>
          <table:table-cell office:value-type="float" office:value="66.220001">
            <text:p>66,220001</text:p>
          </table:table-cell>
          <table:table-cell office:value-type="date" office:date-value="2017-01-03">
            <text:p>2017-01-03</text:p>
          </table:table-cell>
          <table:table-cell office:value-type="string">
            <text:p>09:00:00</text:p>
          </table:table-cell>
          <table:table-cell office:value-type="string">
            <text:p>TD Securities Completes Acquisition of Albert Fried &amp; Company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IFP</text:p>
          </table:table-cell>
          <table:table-cell office:value-type="float" office:value="1.98154862961">
            <text:p>1,9815486296</text:p>
          </table:table-cell>
          <table:table-cell office:value-type="float" office:value="13.1839562848">
            <text:p>13,1839562848</text:p>
          </table:table-cell>
          <table:table-cell office:value-type="float" office:value="15.03">
            <text:p>15,03</text:p>
          </table:table-cell>
          <table:table-cell office:value-type="date" office:date-value="2017-01-03">
            <text:p>2017-01-03</text:p>
          </table:table-cell>
          <table:table-cell office:value-type="string">
            <text:p>08:15:00</text:p>
          </table:table-cell>
          <table:table-cell office:value-type="string">
            <text:p>Research Reports Initiated on Basic Materials Stocks Western Forest Products, Interfor, Domtar, and Canfor Pulp Product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2.31180751729">
            <text:p>2,3118075173</text:p>
          </table:table-cell>
          <table:table-cell office:value-type="float" office:value="55.1744037539">
            <text:p>55,1744037539</text:p>
          </table:table-cell>
          <table:table-cell office:value-type="float" office:value="4.19">
            <text:p>4,19</text:p>
          </table:table-cell>
          <table:table-cell office:value-type="date" office:date-value="2017-01-03">
            <text:p>2017-01-03</text:p>
          </table:table-cell>
          <table:table-cell office:value-type="string">
            <text:p>08:15:00</text:p>
          </table:table-cell>
          <table:table-cell office:value-type="string">
            <text:p>Research Reports Initiated on Metals and Mining Stocks Kinross Gold, Goldcorp, Nevsun Resources, and Lydian International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float" office:value="0.280493681283">
            <text:p>0,2804936813</text:p>
          </table:table-cell>
          <table:table-cell office:value-type="float" office:value="0.310417970539">
            <text:p>0,3104179705</text:p>
          </table:table-cell>
          <table:table-cell office:value-type="float" office:value="90.360001">
            <text:p>90,360001</text:p>
          </table:table-cell>
          <table:table-cell office:value-type="date" office:date-value="2017-01-03">
            <text:p>2017-01-03</text:p>
          </table:table-cell>
          <table:table-cell office:value-type="string">
            <text:p>07:36:40</text:p>
          </table:table-cell>
          <table:table-cell office:value-type="string">
            <text:p>Coal Volume Declines Limit the Rise in Canadian National’s Carloads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MBA</text:p>
          </table:table-cell>
          <table:table-cell office:value-type="float" office:value="-0.143043564257">
            <text:p>-0,1430435643</text:p>
          </table:table-cell>
          <table:table-cell office:value-type="float" office:value="-24.2446719079">
            <text:p>-24,2446719079</text:p>
          </table:table-cell>
          <table:table-cell office:value-type="float" office:value="0.59">
            <text:p>0,59</text:p>
          </table:table-cell>
          <table:table-cell office:value-type="date" office:date-value="2017-01-03">
            <text:p>2017-01-03</text:p>
          </table:table-cell>
          <table:table-cell office:value-type="string">
            <text:p>07:00:00</text:p>
          </table:table-cell>
          <table:table-cell office:value-type="string">
            <text:p>CIBT Subsidiary Adds New State-of-the-Art Campu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QN</text:p>
          </table:table-cell>
          <table:table-cell office:value-type="float" office:value="0.274898911398">
            <text:p>0,2748989114</text:p>
          </table:table-cell>
          <table:table-cell office:value-type="float" office:value="2.41351107461">
            <text:p>2,4135110746</text:p>
          </table:table-cell>
          <table:table-cell office:value-type="float" office:value="11.39">
            <text:p>11,39</text:p>
          </table:table-cell>
          <table:table-cell office:value-type="date" office:date-value="2017-01-03">
            <text:p>2017-01-03</text:p>
          </table:table-cell>
          <table:table-cell office:value-type="string">
            <text:p>06:43:13</text:p>
          </table:table-cell>
          <table:table-cell office:value-type="string">
            <text:p>Final Payment on Algonquin Power &amp; Utilities Corp.'s Convertible Debentures Represented by Instalment Receipts Due by February 2, 201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ABX</text:p>
          </table:table-cell>
          <table:table-cell office:value-type="float" office:value="-0.561130512296">
            <text:p>-0,5611305123</text:p>
          </table:table-cell>
          <table:table-cell office:value-type="float" office:value="-2.61112383572">
            <text:p>-2,6111238357</text:p>
          </table:table-cell>
          <table:table-cell office:value-type="float" office:value="21.49">
            <text:p>21,49</text:p>
          </table:table-cell>
          <table:table-cell office:value-type="date" office:date-value="2017-01-02">
            <text:p>2017-01-02</text:p>
          </table:table-cell>
          <table:table-cell office:value-type="string">
            <text:p>09:03:00</text:p>
          </table:table-cell>
          <table:table-cell office:value-type="string">
            <text:p>4 Top Stocks on Sale This Winter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float" office:value="0.826630193518">
            <text:p>0,8266301935</text:p>
          </table:table-cell>
          <table:table-cell office:value-type="float" office:value="1.36542811342">
            <text:p>1,3654281134</text:p>
          </table:table-cell>
          <table:table-cell office:value-type="float" office:value="60.540001">
            <text:p>60,540001</text:p>
          </table:table-cell>
          <table:table-cell office:value-type="date" office:date-value="2017-01-01">
            <text:p>2017-01-01</text:p>
          </table:table-cell>
          <table:table-cell office:value-type="string">
            <text:p>12:38:16</text:p>
          </table:table-cell>
          <table:table-cell office:value-type="string">
            <text:p>5 Biggest Oil and Gas Acquisitions of 2016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0976836123984">
            <text:p>0,0976836124</text:p>
          </table:table-cell>
          <table:table-cell office:value-type="float" office:value="0.809309133375">
            <text:p>0,8093091334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ITC</text:p>
          </table:table-cell>
          <table:table-cell office:value-type="float" office:value="-0.512203425398">
            <text:p>-0,5122034254</text:p>
          </table:table-cell>
          <table:table-cell office:value-type="float" office:value="-23.7131215462">
            <text:p>-23,7131215462</text:p>
          </table:table-cell>
          <table:table-cell office:value-type="float" office:value="2.16">
            <text:p>2,16</text:p>
          </table:table-cell>
          <table:table-cell office:value-type="date" office:date-value="2016-12-30">
            <text:p>2016-12-30</text:p>
          </table:table-cell>
          <table:table-cell office:value-type="string">
            <text:p>16:59:44</text:p>
          </table:table-cell>
          <table:table-cell office:value-type="string">
            <text:p>Intrinsyc Technologies Introduces Next Generation System on Module based on Qualcomm Snapdragon 820 Processor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MFC</text:p>
          </table:table-cell>
          <table:table-cell office:value-type="float" office:value="0.883059423073">
            <text:p>0,8830594231</text:p>
          </table:table-cell>
          <table:table-cell office:value-type="float" office:value="3.69326400281">
            <text:p>3,6932640028</text:p>
          </table:table-cell>
          <table:table-cell office:value-type="float" office:value="23.91">
            <text:p>23,91</text:p>
          </table:table-cell>
          <table:table-cell office:value-type="date" office:date-value="2016-12-30">
            <text:p>2016-12-30</text:p>
          </table:table-cell>
          <table:table-cell office:value-type="string">
            <text:p>16:16:00</text:p>
          </table:table-cell>
          <table:table-cell office:value-type="string">
            <text:p>John Hancock Hedged Equity &amp; Income Fund Required Notice to Shareholders - Sources of Distribution Under Section 19(a)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-1.52764823892">
            <text:p>-1,5276482389</text:p>
          </table:table-cell>
          <table:table-cell office:value-type="float" office:value="-16.3910755249">
            <text:p>-16,3910755249</text:p>
          </table:table-cell>
          <table:table-cell office:value-type="float" office:value="9.32">
            <text:p>9,32</text:p>
          </table:table-cell>
          <table:table-cell office:value-type="date" office:date-value="2016-12-30">
            <text:p>2016-12-30</text:p>
          </table:table-cell>
          <table:table-cell office:value-type="string">
            <text:p>15:32:56</text:p>
          </table:table-cell>
          <table:table-cell office:value-type="string">
            <text:p>Richmont Mines, Inc.: Leads amongst peers with strong fundamentals</text:p>
          </table:table-cell>
          <table:table-cell table:number-columns-repeated="2"/>
        </table:table-row>
        <table:table-row table:style-name="ro1">
          <table:table-cell office:value-type="string">
            <text:p>LB</text:p>
          </table:table-cell>
          <table:table-cell office:value-type="float" office:value="-0.0387435559323">
            <text:p>-0,0387435559</text:p>
          </table:table-cell>
          <table:table-cell office:value-type="float" office:value="-0.0668684097358">
            <text:p>-0,0668684097</text:p>
          </table:table-cell>
          <table:table-cell office:value-type="float" office:value="57.939999">
            <text:p>57,939999</text:p>
          </table:table-cell>
          <table:table-cell office:value-type="date" office:date-value="2016-12-30">
            <text:p>2016-12-30</text:p>
          </table:table-cell>
          <table:table-cell office:value-type="string">
            <text:p>10:20:35</text:p>
          </table:table-cell>
          <table:table-cell office:value-type="string">
            <text:p>Laurentian Bank of Canada : LB-CA: Dividend Analysis : January 03rd, 2017 (record date) : By the numbers : December 30, 2016</text:p>
          </table:table-cell>
          <table:table-cell table:number-columns-repeated="2"/>
        </table:table-row>
        <table:table-row table:style-name="ro1">
          <table:table-cell office:value-type="string">
            <text:p>BNS</text:p>
          </table:table-cell>
          <table:table-cell office:value-type="float" office:value="0.198097427595">
            <text:p>0,1980974276</text:p>
          </table:table-cell>
          <table:table-cell office:value-type="float" office:value="0.262763536573">
            <text:p>0,2627635366</text:p>
          </table:table-cell>
          <table:table-cell office:value-type="float" office:value="75.389999">
            <text:p>75,389999</text:p>
          </table:table-cell>
          <table:table-cell office:value-type="date" office:date-value="2016-12-30">
            <text:p>2016-12-30</text:p>
          </table:table-cell>
          <table:table-cell office:value-type="string">
            <text:p>10:19:25</text:p>
          </table:table-cell>
          <table:table-cell office:value-type="string">
            <text:p>Bank of Nova Scotia : BNS-CA: Dividend Analysis : January 03rd, 2017 (record date) : By the numbers : December 30, 2016</text:p>
          </table:table-cell>
          <table:table-cell table:number-columns-repeated="2"/>
        </table:table-row>
        <table:table-row table:style-name="ro1">
          <table:table-cell office:value-type="string">
            <text:p>ELD</text:p>
          </table:table-cell>
          <table:table-cell office:value-type="float" office:value="0.28157197214">
            <text:p>0,2815719721</text:p>
          </table:table-cell>
          <table:table-cell office:value-type="float" office:value="6.20202581807">
            <text:p>6,2020258181</text:p>
          </table:table-cell>
          <table:table-cell office:value-type="float" office:value="4.54">
            <text:p>4,54</text:p>
          </table:table-cell>
          <table:table-cell office:value-type="date" office:date-value="2016-12-30">
            <text:p>2016-12-30</text:p>
          </table:table-cell>
          <table:table-cell office:value-type="string">
            <text:p>09:06:32</text:p>
          </table:table-cell>
          <table:table-cell office:value-type="string">
            <text:p>Analyzing Gold Stocks’ Health after 3Q16</text:p>
          </table:table-cell>
          <table:table-cell table:number-columns-repeated="2"/>
        </table:table-row>
        <table:table-row table:style-name="ro1">
          <table:table-cell office:value-type="string">
            <text:p>BTO</text:p>
          </table:table-cell>
          <table:table-cell office:value-type="float" office:value="0.342432689037">
            <text:p>0,342432689</text:p>
          </table:table-cell>
          <table:table-cell office:value-type="float" office:value="10.0420143413">
            <text:p>10,0420143413</text:p>
          </table:table-cell>
          <table:table-cell office:value-type="float" office:value="3.41">
            <text:p>3,41</text:p>
          </table:table-cell>
          <table:table-cell office:value-type="date" office:date-value="2016-12-30">
            <text:p>2016-12-30</text:p>
          </table:table-cell>
          <table:table-cell office:value-type="string">
            <text:p>08:47:48</text:p>
          </table:table-cell>
          <table:table-cell office:value-type="string">
            <text:p>B2Gold Corp. breached its 50 day moving average in a Bullish Manner : BTO-CA : December 30, 2016</text:p>
          </table:table-cell>
          <table:table-cell table:number-columns-repeated="2"/>
        </table:table-row>
        <table:table-row table:style-name="ro1">
          <table:table-cell office:value-type="string">
            <text:p>NDM</text:p>
          </table:table-cell>
          <table:table-cell office:value-type="float" office:value="-1.82853645259">
            <text:p>-1,8285364526</text:p>
          </table:table-cell>
          <table:table-cell office:value-type="float" office:value="-61.7748801551">
            <text:p>-61,7748801551</text:p>
          </table:table-cell>
          <table:table-cell office:value-type="float" office:value="2.96">
            <text:p>2,96</text:p>
          </table:table-cell>
          <table:table-cell office:value-type="date" office:date-value="2016-12-30">
            <text:p>2016-12-30</text:p>
          </table:table-cell>
          <table:table-cell office:value-type="string">
            <text:p>08:22:16</text:p>
          </table:table-cell>
          <table:table-cell office:value-type="string">
            <text:p>3 Gold Stocks That Could Suffer a Meltdown in 2017</text:p>
          </table:table-cell>
          <table:table-cell table:number-columns-repeated="2"/>
        </table:table-row>
        <table:table-row table:style-name="ro1">
          <table:table-cell office:value-type="string">
            <text:p>RY</text:p>
          </table:table-cell>
          <table:table-cell office:value-type="float" office:value="0.420869137078">
            <text:p>0,4208691371</text:p>
          </table:table-cell>
          <table:table-cell office:value-type="float" office:value="0.458463097303">
            <text:p>0,4584630973</text:p>
          </table:table-cell>
          <table:table-cell office:value-type="float" office:value="91.800003">
            <text:p>91,800003</text:p>
          </table:table-cell>
          <table:table-cell office:value-type="date" office:date-value="2016-12-29">
            <text:p>2016-12-29</text:p>
          </table:table-cell>
          <table:table-cell office:value-type="string">
            <text:p>14:31:22</text:p>
          </table:table-cell>
          <table:table-cell office:value-type="string">
            <text:p>ETFs with exposure to Royal Bank of Canada : December 29, 2016</text:p>
          </table:table-cell>
          <table:table-cell table:number-columns-repeated="2"/>
        </table:table-row>
        <table:table-row table:style-name="ro1">
          <table:table-cell office:value-type="string">
            <text:p>NA</text:p>
          </table:table-cell>
          <table:table-cell office:value-type="float" office:value="0.121685502199">
            <text:p>0,1216855022</text:p>
          </table:table-cell>
          <table:table-cell office:value-type="float" office:value="0.221206156378">
            <text:p>0,2212061564</text:p>
          </table:table-cell>
          <table:table-cell office:value-type="float" office:value="55.009998">
            <text:p>55,009998</text:p>
          </table:table-cell>
          <table:table-cell office:value-type="date" office:date-value="2016-12-29">
            <text:p>2016-12-29</text:p>
          </table:table-cell>
          <table:table-cell office:value-type="string">
            <text:p>14:13:48</text:p>
          </table:table-cell>
          <table:table-cell office:value-type="string">
            <text:p>ETFs with exposure to National Bank of Canada : December 29, 2016</text:p>
          </table:table-cell>
          <table:table-cell table:number-columns-repeated="2"/>
        </table:table-row>
        <table:table-row table:style-name="ro1">
          <table:table-cell office:value-type="string">
            <text:p>SPB</text:p>
          </table:table-cell>
          <table:table-cell office:value-type="float" office:value="0.0127187336406">
            <text:p>0,0127187336</text:p>
          </table:table-cell>
          <table:table-cell office:value-type="float" office:value="0.100147508981">
            <text:p>0,100147509</text:p>
          </table:table-cell>
          <table:table-cell office:value-type="float" office:value="12.7">
            <text:p>12,7</text:p>
          </table:table-cell>
          <table:table-cell office:value-type="date" office:date-value="2016-12-29">
            <text:p>2016-12-29</text:p>
          </table:table-cell>
          <table:table-cell office:value-type="string">
            <text:p>12:25:33</text:p>
          </table:table-cell>
          <table:table-cell office:value-type="string">
            <text:p>Superior Plus Corp. : SPB-CA: Dividend Analysis : December 31st, 2016 (record date) : By the numbers : December 29, 2016</text:p>
          </table:table-cell>
          <table:table-cell table:number-columns-repeated="2"/>
        </table:table-row>
        <table:table-row table:style-name="ro1">
          <table:table-cell office:value-type="string">
            <text:p>TCN</text:p>
          </table:table-cell>
          <table:table-cell office:value-type="float" office:value="-0.136189599972">
            <text:p>-0,1361896</text:p>
          </table:table-cell>
          <table:table-cell office:value-type="float" office:value="-1.45657326174">
            <text:p>-1,4565732617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2"/>
        </table:table-row>
        <table:table-row table:style-name="ro1">
          <table:table-cell office:value-type="string">
            <text:p>CM</text:p>
          </table:table-cell>
          <table:table-cell office:value-type="float" office:value="0.309500697112">
            <text:p>0,3095006971</text:p>
          </table:table-cell>
          <table:table-cell office:value-type="float" office:value="0.27928234715">
            <text:p>0,2792823472</text:p>
          </table:table-cell>
          <table:table-cell office:value-type="float" office:value="110.82">
            <text:p>110,82</text:p>
          </table:table-cell>
          <table:table-cell office:value-type="date" office:date-value="2016-12-29">
            <text:p>2016-12-29</text:p>
          </table:table-cell>
          <table:table-cell office:value-type="string">
            <text:p>10:42:11</text:p>
          </table:table-cell>
          <table:table-cell office:value-type="string">
            <text:p>/C O R R E C T I O N -- CIBC - Consumer Research and Advice/</text:p>
          </table:table-cell>
          <table:table-cell table:number-columns-repeated="2"/>
        </table:table-row>
        <table:table-row table:style-name="ro1">
          <table:table-cell office:value-type="string">
            <text:p>APS</text:p>
          </table:table-cell>
          <table:table-cell office:value-type="float" office:value="0.176276273978">
            <text:p>0,176276274</text:p>
          </table:table-cell>
          <table:table-cell office:value-type="float" office:value="9.13348569835">
            <text:p>9,1334856984</text:p>
          </table:table-cell>
          <table:table-cell office:value-type="float" office:value="1.93">
            <text:p>1,93</text:p>
          </table:table-cell>
          <table:table-cell office:value-type="date" office:date-value="2016-12-29">
            <text:p>2016-12-29</text:p>
          </table:table-cell>
          <table:table-cell office:value-type="string">
            <text:p>08:15:00</text:p>
          </table:table-cell>
          <table:table-cell office:value-type="string">
            <text:p>IIROC Trade Resumption - APS</text:p>
          </table:table-cell>
          <table:table-cell table:number-columns-repeated="2"/>
        </table:table-row>
        <table:table-row table:style-name="ro1">
          <table:table-cell office:value-type="string">
            <text:p>BBD.B</text:p>
          </table:table-cell>
          <table:table-cell office:value-type="float" office:value="0.733362779335">
            <text:p>0,7333627793</text:p>
          </table:table-cell>
          <table:table-cell office:value-type="float" office:value="34.269288754">
            <text:p>34,269288754</text:p>
          </table:table-cell>
          <table:table-cell office:value-type="float" office:value="2.14">
            <text:p>2,14</text:p>
          </table:table-cell>
          <table:table-cell office:value-type="date" office:date-value="2016-12-29">
            <text:p>2016-12-29</text:p>
          </table:table-cell>
          <table:table-cell office:value-type="string">
            <text:p>05:31:02</text:p>
          </table:table-cell>
          <table:table-cell office:value-type="string">
            <text:p>Bombardier and Austrian Federal Railways Sign Framework Agreement for up to 300 TALENT 3 Trains</text:p>
          </table:table-cell>
          <table:table-cell table:number-columns-repeated="2"/>
        </table:table-row>
        <table:table-row table:style-name="ro1">
          <table:table-cell office:value-type="string">
            <text:p>ECA</text:p>
          </table:table-cell>
          <table:table-cell office:value-type="float" office:value="-0.150732940007">
            <text:p>-0,15073294</text:p>
          </table:table-cell>
          <table:table-cell office:value-type="float" office:value="-0.921350432721">
            <text:p>-0,9213504327</text:p>
          </table:table-cell>
          <table:table-cell office:value-type="float" office:value="16.360001">
            <text:p>16,360001</text:p>
          </table:table-cell>
          <table:table-cell office:value-type="date" office:date-value="2016-12-28">
            <text:p>2016-12-28</text:p>
          </table:table-cell>
          <table:table-cell office:value-type="string">
            <text:p>09:22:26</text:p>
          </table:table-cell>
          <table:table-cell office:value-type="string">
            <text:p>How traders are playing rally in energy</text:p>
          </table:table-cell>
          <table:table-cell table:number-columns-repeated="2"/>
        </table:table-row>
        <table:table-row table:style-name="ro1">
          <table:table-cell office:value-type="string">
            <text:p>YRI</text:p>
          </table:table-cell>
          <table:table-cell office:value-type="float" office:value="-0.155918193261">
            <text:p>-0,1559181933</text:p>
          </table:table-cell>
          <table:table-cell office:value-type="float" office:value="-4.54571992016">
            <text:p>-4,5457199202</text:p>
          </table:table-cell>
          <table:table-cell office:value-type="float" office:value="3.43">
            <text:p>3,43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 table:number-columns-repeated="2"/>
        </table:table-row>
        <table:table-row table:style-name="ro1">
          <table:table-cell office:value-type="string">
            <text:p>TV</text:p>
          </table:table-cell>
          <table:table-cell office:value-type="float" office:value="0.0268570186501">
            <text:p>0,0268570187</text:p>
          </table:table-cell>
          <table:table-cell office:value-type="float" office:value="2.29547167949">
            <text:p>2,2954716795</text:p>
          </table:table-cell>
          <table:table-cell office:value-type="float" office:value="1.17">
            <text:p>1,17</text:p>
          </table:table-cell>
          <table:table-cell office:value-type="date" office:date-value="2016-12-28">
            <text:p>2016-12-28</text:p>
          </table:table-cell>
          <table:table-cell office:value-type="string">
            <text:p>08:19:03</text:p>
          </table:table-cell>
          <table:table-cell office:value-type="string">
            <text:p>Research Reports Initiated on Metals and Mining Stocks Trevali Mining, Yamana Gold, Tahoe Resources, and Dalradian Resources</text:p>
          </table:table-cell>
          <table:table-cell table:number-columns-repeated="2"/>
        </table:table-row>
        <table:table-row table:style-name="ro1">
          <table:table-cell office:value-type="string">
            <text:p>BTE</text:p>
          </table:table-cell>
          <table:table-cell office:value-type="float" office:value="-0.408578143165">
            <text:p>-0,4085781432</text:p>
          </table:table-cell>
          <table:table-cell office:value-type="float" office:value="-6.26653593811">
            <text:p>-6,2665359381</text:p>
          </table:table-cell>
          <table:table-cell office:value-type="float" office:value="6.52">
            <text:p>6,52</text:p>
          </table:table-cell>
          <table:table-cell office:value-type="date" office:date-value="2016-12-27">
            <text:p>2016-12-27</text:p>
          </table:table-cell>
          <table:table-cell office:value-type="string">
            <text:p>12:36:22</text:p>
          </table:table-cell>
          <table:table-cell office:value-type="string">
            <text:p>ETFs with exposure to Baytex Energy Corp. : December 27, 2016</text:p>
          </table:table-cell>
          <table:table-cell table:number-columns-repeated="2"/>
        </table:table-row>
        <table:table-row table:style-name="ro1">
          <table:table-cell office:value-type="string">
            <text:p>PLS</text:p>
          </table:table-cell>
          <table:table-cell office:value-type="float" office:value="-0.0184338352942">
            <text:p>-0,0184338353</text:p>
          </table:table-cell>
          <table:table-cell office:value-type="float" office:value="-1.47470682354">
            <text:p>-1,4747068235</text:p>
          </table:table-cell>
          <table:table-cell office:value-type="float" office:value="1.25">
            <text:p>1,25</text:p>
          </table:table-cell>
          <table:table-cell office:value-type="date" office:date-value="2016-12-27">
            <text:p>2016-12-27</text:p>
          </table:table-cell>
          <table:table-cell office:value-type="string">
            <text:p>10:07:15</text:p>
          </table:table-cell>
          <table:table-cell office:value-type="string">
            <text:p>Research Reports Initiated on Basic Materials Stocks Canexus, Argex Titanium, CanWel Building Materials Group, and Polaris Materials</text:p>
          </table:table-cell>
          <table:table-cell table:number-columns-repeated="2"/>
        </table:table-row>
        <table:table-row table:style-name="ro1">
          <table:table-cell office:value-type="string">
            <text:p>XTC</text:p>
          </table:table-cell>
          <table:table-cell office:value-type="float" office:value="-0.11055653171">
            <text:p>-0,1105565317</text:p>
          </table:table-cell>
          <table:table-cell office:value-type="float" office:value="-1.00414651871">
            <text:p>-1,0041465187</text:p>
          </table:table-cell>
          <table:table-cell office:value-type="float" office:value="11.01">
            <text:p>11,01</text:p>
          </table:table-cell>
          <table:table-cell office:value-type="date" office:date-value="2016-12-26">
            <text:p>2016-12-26</text:p>
          </table:table-cell>
          <table:table-cell office:value-type="string">
            <text:p>08:16:17</text:p>
          </table:table-cell>
          <table:table-cell office:value-type="string">
            <text:p>Exco Technologies Ltd. breached its 50 day moving average in a Bullish Manner : XTC-CA : December 26, 2016</text:p>
          </table:table-cell>
          <table:table-cell table:number-columns-repeated="2"/>
        </table:table-row>
        <table:table-row table:style-name="ro1">
          <table:table-cell office:value-type="string">
            <text:p>NVC</text:p>
          </table:table-cell>
          <table:table-cell office:value-type="float" office:value="0.380519935441">
            <text:p>0,3805199354</text:p>
          </table:table-cell>
          <table:table-cell office:value-type="float" office:value="17.063674235">
            <text:p>17,063674235</text:p>
          </table:table-cell>
          <table:table-cell office:value-type="float" office:value="2.23">
            <text:p>2,23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 table:number-columns-repeated="2"/>
        </table:table-row>
        <table:table-row table:style-name="ro1">
          <table:table-cell office:value-type="string">
            <text:p>T</text:p>
          </table:table-cell>
          <table:table-cell office:value-type="float" office:value="0.167787842953">
            <text:p>0,167787843</text:p>
          </table:table-cell>
          <table:table-cell office:value-type="float" office:value="0.393314212267">
            <text:p>0,3933142123</text:p>
          </table:table-cell>
          <table:table-cell office:value-type="float" office:value="42.66">
            <text:p>42,66</text:p>
          </table:table-cell>
          <table:table-cell office:value-type="date" office:date-value="2016-12-23">
            <text:p>2016-12-23</text:p>
          </table:table-cell>
          <table:table-cell office:value-type="string">
            <text:p>12:08:05</text:p>
          </table:table-cell>
          <table:table-cell office:value-type="string">
            <text:p>New collective agreement between TELUS and the SQET ratified</text:p>
          </table:table-cell>
          <table:table-cell table:number-columns-repeated="2"/>
        </table:table-row>
        <table:table-row table:style-name="ro1">
          <table:table-cell office:value-type="string">
            <text:p>POW</text:p>
          </table:table-cell>
          <table:table-cell office:value-type="float" office:value="0.100173756037">
            <text:p>0,100173756</text:p>
          </table:table-cell>
          <table:table-cell office:value-type="float" office:value="0.330170586807">
            <text:p>0,3301705868</text:p>
          </table:table-cell>
          <table:table-cell office:value-type="float" office:value="30.34">
            <text:p>30,34</text:p>
          </table:table-cell>
          <table:table-cell office:value-type="date" office:date-value="2016-12-23">
            <text:p>2016-12-23</text:p>
          </table:table-cell>
          <table:table-cell office:value-type="string">
            <text:p>09:59:31</text:p>
          </table:table-cell>
          <table:table-cell office:value-type="string">
            <text:p>EU mergers and takeovers (Dec 23)</text:p>
          </table:table-cell>
          <table:table-cell table:number-columns-repeated="2"/>
        </table:table-row>
        <table:table-row table:style-name="ro1">
          <table:table-cell office:value-type="string">
            <text:p>RFP</text:p>
          </table:table-cell>
          <table:table-cell office:value-type="float" office:value="0.649825335013">
            <text:p>0,649825335</text:p>
          </table:table-cell>
          <table:table-cell office:value-type="float" office:value="9.93616720203">
            <text:p>9,936167202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2"/>
        </table:table-row>
        <table:table-row table:style-name="ro1">
          <table:table-cell office:value-type="string">
            <text:p>BYL</text:p>
          </table:table-cell>
          <table:table-cell office:value-type="float" office:value="-0.0704601295201">
            <text:p>-0,0704601295</text:p>
          </table:table-cell>
          <table:table-cell office:value-type="float" office:value="-3.43707948879">
            <text:p>-3,4370794888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2"/>
        </table:table-row>
        <table:table-row table:style-name="ro1">
          <table:table-cell office:value-type="string">
            <text:p>BCE</text:p>
          </table:table-cell>
          <table:table-cell office:value-type="float" office:value="0.481268586265">
            <text:p>0,4812685863</text:p>
          </table:table-cell>
          <table:table-cell office:value-type="float" office:value="0.837571518692">
            <text:p>0,8375715187</text:p>
          </table:table-cell>
          <table:table-cell office:value-type="float" office:value="57.459999">
            <text:p>57,459999</text:p>
          </table:table-cell>
          <table:table-cell office:value-type="date" office:date-value="2016-12-22">
            <text:p>2016-12-22</text:p>
          </table:table-cell>
          <table:table-cell office:value-type="string">
            <text:p>08:50:26</text:p>
          </table:table-cell>
          <table:table-cell office:value-type="string">
            <text:p>Research Reports Initiated on Communication Services Stocks Shaw Communications, TELUS, BCE Inc, and Cogeco Communications</text:p>
          </table:table-cell>
          <table:table-cell table:number-columns-repeated="2"/>
        </table:table-row>
        <table:table-row table:style-name="ro1">
          <table:table-cell office:value-type="string">
            <text:p>XCT</text:p>
          </table:table-cell>
          <table:table-cell office:value-type="float" office:value="0.0699221532897">
            <text:p>0,0699221533</text:p>
          </table:table-cell>
          <table:table-cell office:value-type="float" office:value="3.36164198508">
            <text:p>3,3616419851</text:p>
          </table:table-cell>
          <table:table-cell office:value-type="float" office:value="2.08">
            <text:p>2,08</text:p>
          </table:table-cell>
          <table:table-cell office:value-type="date" office:date-value="2016-12-22">
            <text:p>2016-12-22</text:p>
          </table:table-cell>
          <table:table-cell office:value-type="string">
            <text:p>07:00:00</text:p>
          </table:table-cell>
          <table:table-cell office:value-type="string">
            <text:p>exactEarth Awarded £1.1M Project from UK Space Agency for Small Vessel Tracking</text:p>
          </table:table-cell>
          <table:table-cell table:number-columns-repeated="2"/>
        </table:table-row>
        <table:table-row table:style-name="ro1">
          <table:table-cell office:value-type="string">
            <text:p>RKN</text:p>
          </table:table-cell>
          <table:table-cell office:value-type="float" office:value="-0.210114555328">
            <text:p>-0,2101145553</text:p>
          </table:table-cell>
          <table:table-cell office:value-type="float" office:value="-12.4328139247">
            <text:p>-12,4328139247</text:p>
          </table:table-cell>
          <table:table-cell office:value-type="float" office:value="1.69">
            <text:p>1,69</text:p>
          </table:table-cell>
          <table:table-cell office:value-type="date" office:date-value="2016-12-21">
            <text:p>2016-12-21</text:p>
          </table:table-cell>
          <table:table-cell office:value-type="string">
            <text:p>11:12:16</text:p>
          </table:table-cell>
          <table:table-cell office:value-type="string">
            <text:p>Constellation Software Announces Termination of Redknee Investment</text:p>
          </table:table-cell>
          <table:table-cell table:number-columns-repeated="2"/>
        </table:table-row>
        <table:table-row table:style-name="ro1">
          <table:table-cell office:value-type="string">
            <text:p>SAP</text:p>
          </table:table-cell>
          <table:table-cell office:value-type="float" office:value="0.277965701127">
            <text:p>0,2779657011</text:p>
          </table:table-cell>
          <table:table-cell office:value-type="float" office:value="0.594579039845">
            <text:p>0,5945790398</text:p>
          </table:table-cell>
          <table:table-cell office:value-type="float" office:value="46.75">
            <text:p>46,75</text:p>
          </table:table-cell>
          <table:table-cell office:value-type="date" office:date-value="2016-12-20">
            <text:p>2016-12-20</text:p>
          </table:table-cell>
          <table:table-cell office:value-type="string">
            <text:p>10:33:20</text:p>
          </table:table-cell>
          <table:table-cell office:value-type="string">
            <text:p>Saputo, Inc. : SAP-CA: Dividend Analysis : December 06th, 2016 (record date) : By the numbers : December 20, 2016</text:p>
          </table:table-cell>
          <table:table-cell table:number-columns-repeated="2"/>
        </table:table-row>
        <table:table-row table:style-name="ro1">
          <table:table-cell office:value-type="string">
            <text:p>POT</text:p>
          </table:table-cell>
          <table:table-cell office:value-type="float" office:value="0.15027436967">
            <text:p>0,1502743697</text:p>
          </table:table-cell>
          <table:table-cell office:value-type="float" office:value="0.627712461959">
            <text:p>0,627712462</text:p>
          </table:table-cell>
          <table:table-cell office:value-type="float" office:value="23.940001">
            <text:p>23,940001</text:p>
          </table:table-cell>
          <table:table-cell office:value-type="date" office:date-value="2016-12-20">
            <text:p>2016-12-20</text:p>
          </table:table-cell>
          <table:table-cell office:value-type="string">
            <text:p>08:27:03</text:p>
          </table:table-cell>
          <table:table-cell office:value-type="string">
            <text:p>Research Reports Initiated on Agriculture Stocks Potash Corporation of Saskatchewan, Agrium, IC Potash, and Stonegate Agricom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 office:value-type="float" office:value="0.0193486257236">
            <text:p>0,0193486257</text:p>
          </table:table-cell>
          <table:table-cell office:value-type="float" office:value="1.2985654848">
            <text:p>1,2985654848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 table:number-columns-repeated="2"/>
        </table:table-row>
        <table:table-row table:style-name="ro1">
          <table:table-cell office:value-type="string">
            <text:p>PNT</text:p>
          </table:table-cell>
          <table:table-cell office:value-type="float" office:value="0.329501801957">
            <text:p>0,329501802</text:p>
          </table:table-cell>
          <table:table-cell office:value-type="float" office:value="7.16308265124">
            <text:p>7,1630826512</text:p>
          </table:table-cell>
          <table:table-cell office:value-type="float" office:value="4.6">
            <text:p>4,6</text:p>
          </table:table-cell>
          <table:table-cell office:value-type="date" office:date-value="2016-12-14">
            <text:p>2016-12-14</text:p>
          </table:table-cell>
          <table:table-cell office:value-type="string">
            <text:p>13:09:19</text:p>
          </table:table-cell>
          <table:table-cell office:value-type="string">
            <text:p>Should You Buy CPI Card Group Inc (PMTS)?</text:p>
          </table:table-cell>
          <table:table-cell table:number-columns-repeated="2"/>
        </table:table-row>
        <table:table-row table:style-name="ro1">
          <table:table-cell office:value-type="string">
            <text:p>SFD</text:p>
          </table:table-cell>
          <table:table-cell office:value-type="float" office:value="-0.0495978145214">
            <text:p>-0,0495978145</text:p>
          </table:table-cell>
          <table:table-cell office:value-type="float" office:value="-3.35120368388">
            <text:p>-3,3512036839</text:p>
          </table:table-cell>
          <table:table-cell office:value-type="float" office:value="1.48">
            <text:p>1,48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 table:number-columns-repeated="2"/>
        </table:table-row>
        <table:table-row table:style-name="ro1">
          <table:table-cell office:value-type="string">
            <text:p>EPI</text:p>
          </table:table-cell>
          <table:table-cell office:value-type="float" office:value="-0.0357458869264">
            <text:p>-0,0357458869</text:p>
          </table:table-cell>
          <table:table-cell office:value-type="float" office:value="-1.19551461292">
            <text:p>-1,1955146129</text:p>
          </table:table-cell>
          <table:table-cell office:value-type="float" office:value="2.99">
            <text:p>2,99</text:p>
          </table:table-cell>
          <table:table-cell office:value-type="date" office:date-value="2016-12-14">
            <text:p>2016-12-14</text:p>
          </table:table-cell>
          <table:table-cell office:value-type="string">
            <text:p>08:30:00</text:p>
          </table:table-cell>
          <table:table-cell office:value-type="string">
            <text:p>ESSA Pharma Provides Business Update and Announces Fourth Quarter and Year Ended September 30, 2016 Financial Results</text:p>
          </table:table-cell>
          <table:table-cell table:number-columns-repeated="2"/>
        </table:table-row>
        <table:table-row table:style-name="ro1">
          <table:table-cell office:value-type="string">
            <text:p>SMT</text:p>
          </table:table-cell>
          <table:table-cell office:value-type="float" office:value="-0.0704142019275">
            <text:p>-0,0704142019</text:p>
          </table:table-cell>
          <table:table-cell office:value-type="float" office:value="-3.43483911841">
            <text:p>-3,4348391184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 table:number-columns-repeated="2"/>
        </table:table-row>
        <table:table-row table:style-name="ro1">
          <table:table-cell office:value-type="string">
            <text:p>TR</text:p>
          </table:table-cell>
          <table:table-cell office:value-type="float" office:value="0.645815988481">
            <text:p>0,6458159885</text:p>
          </table:table-cell>
          <table:table-cell office:value-type="float" office:value="7.25635942114">
            <text:p>7,2563594211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2"/>
        </table:table-row>
        <table:table-row table:style-name="ro1">
          <table:table-cell office:value-type="string">
            <text:p>VFF</text:p>
          </table:table-cell>
          <table:table-cell office:value-type="float" office:value="-0.0502215968651">
            <text:p>-0,0502215969</text:p>
          </table:table-cell>
          <table:table-cell office:value-type="float" office:value="-3.7201182863">
            <text:p>-3,7201182863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 table:number-columns-repeated="2"/>
        </table:table-row>
        <table:table-row table:style-name="ro1">
          <table:table-cell office:value-type="string">
            <text:p>GEO</text:p>
          </table:table-cell>
          <table:table-cell office:value-type="float" office:value="-0.0583600534542">
            <text:p>-0,0583600535</text:p>
          </table:table-cell>
          <table:table-cell office:value-type="float" office:value="-2.33440213817">
            <text:p>-2,3344021382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2"/>
        </table:table-row>
        <table:table-row table:style-name="ro1">
          <table:table-cell office:value-type="string">
            <text:p>TMB</text:p>
          </table:table-cell>
          <table:table-cell office:value-type="float" office:value="0.0215733985668">
            <text:p>0,0215733986</text:p>
          </table:table-cell>
          <table:table-cell office:value-type="float" office:value="1.35681751993">
            <text:p>1,3568175199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2"/>
        </table:table-row>
        <table:table-row table:style-name="ro1">
          <table:table-cell office:value-type="string">
            <text:p>ECN</text:p>
          </table:table-cell>
          <table:table-cell office:value-type="float" office:value="-0.0304364668804">
            <text:p>-0,0304364669</text:p>
          </table:table-cell>
          <table:table-cell office:value-type="float" office:value="-0.98182151227">
            <text:p>-0,9818215123</text:p>
          </table:table-cell>
          <table:table-cell office:value-type="float" office:value="3.1">
            <text:p>3,1</text:p>
          </table:table-cell>
          <table:table-cell office:value-type="date" office:date-value="2016-11-23">
            <text:p>2016-11-23</text:p>
          </table:table-cell>
          <table:table-cell office:value-type="string">
            <text:p>10:32:30</text:p>
          </table:table-cell>
          <table:table-cell office:value-type="string">
            <text:p>ECN Capital to Raise $100,000,000 through Preferred Share Offering</text:p>
          </table:table-cell>
          <table:table-cell table:number-columns-repeated="2"/>
        </table:table-row>
        <table:table-row table:style-name="ro1">
          <table:table-cell office:value-type="string">
            <text:p>DRT</text:p>
          </table:table-cell>
          <table:table-cell office:value-type="float" office:value="-0.00969747305233">
            <text:p>-0,0096974731</text:p>
          </table:table-cell>
          <table:table-cell office:value-type="float" office:value="-0.169833153281">
            <text:p>-0,1698331533</text:p>
          </table:table-cell>
          <table:table-cell office:value-type="float" office:value="5.71">
            <text:p>5,71</text:p>
          </table:table-cell>
          <table:table-cell office:value-type="date" office:date-value="2016-11-22">
            <text:p>2016-11-22</text:p>
          </table:table-cell>
          <table:table-cell office:value-type="string">
            <text:p>11:15:46</text:p>
          </table:table-cell>
          <table:table-cell office:value-type="string">
            <text:p>DIRTT Environmental Solutions Ltd. :DRT-CA: Earnings Analysis: Q3, 2016 By the Numbers : November 22, 2016</text:p>
          </table:table-cell>
          <table:table-cell table:number-columns-repeated="2"/>
        </table:table-row>
        <table:table-row table:style-name="ro1">
          <table:table-cell office:value-type="string">
            <text:p>EOX</text:p>
          </table:table-cell>
          <table:table-cell office:value-type="float" office:value="-0.150401601568">
            <text:p>-0,1504016016</text:p>
          </table:table-cell>
          <table:table-cell office:value-type="float" office:value="-20.6029591189">
            <text:p>-20,6029591189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2"/>
        </table:table-row>
        <table:table-row table:style-name="ro1">
          <table:table-cell office:value-type="string">
            <text:p>MCB</text:p>
          </table:table-cell>
          <table:table-cell office:value-type="float" office:value="-0.0402812645163">
            <text:p>-0,0402812645</text:p>
          </table:table-cell>
          <table:table-cell office:value-type="float" office:value="-2.63276238668">
            <text:p>-2,6327623867</text:p>
          </table:table-cell>
          <table:table-cell office:value-type="float" office:value="1.53">
            <text:p>1,53</text:p>
          </table:table-cell>
          <table:table-cell office:value-type="date" office:date-value="2016-11-08">
            <text:p>2016-11-08</text:p>
          </table:table-cell>
          <table:table-cell office:value-type="string">
            <text:p>11:20:55</text:p>
          </table:table-cell>
          <table:table-cell office:value-type="string">
            <text:p>McCoy Global, Inc. :MCB-CA: Earnings Analysis: Q3, 2016 By the Numbers : November 8, 2016</text:p>
          </table:table-cell>
          <table:table-cell table:number-columns-repeated="2"/>
        </table:table-row>
        <table:table-row table:style-name="ro1">
          <table:table-cell office:value-type="string">
            <text:p>YCM</text:p>
          </table:table-cell>
          <table:table-cell office:value-type="float" office:value="-0.00219658914152">
            <text:p>-0,0021965891</text:p>
          </table:table-cell>
          <table:table-cell office:value-type="float" office:value="-0.219658914152">
            <text:p>-0,2196589142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2"/>
        </table:table-row>
        <table:table-row table:style-name="ro1">
          <table:table-cell office:value-type="string">
            <text:p>GCL</text:p>
          </table:table-cell>
          <table:table-cell office:value-type="float" office:value="-0.0812462229213">
            <text:p>-0,0812462229</text:p>
          </table:table-cell>
          <table:table-cell office:value-type="float" office:value="-9.12878909229">
            <text:p>-9,1287890923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2"/>
        </table:table-row>
        <table:table-row table:style-name="ro1">
          <table:table-cell office:value-type="string">
            <text:p>FTU</text:p>
          </table:table-cell>
          <table:table-cell office:value-type="float" office:value="-0.00787994884333">
            <text:p>-0,0078799488</text:p>
          </table:table-cell>
          <table:table-cell office:value-type="float" office:value="-2.81426744405">
            <text:p>-2,8142674441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G57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20:55:50.29</dc:date>
    <meta:generator>LibreOffice/3.5$Windows_x86 LibreOffice_project/7e68ba2-a744ebf-1f241b7-c506db1-7d53735</meta:generator>
    <meta:editing-duration>P0D</meta:editing-duration>
    <meta:editing-cycles>1</meta:editing-cycles>
    <meta:document-statistic meta:table-count="1" meta:cell-count="421" meta:object-count="0"/>
  </office:meta>
</office:document-meta>
</file>